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20.00%" fo:text-align="left" fo:margin-bottom="7.00pt"/>
    </style:style>
    <style:style style:name="P2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5" style:family="paragraph">
      <style:paragraph-properties fo:line-height="100.00%" fo:text-align="justify" fo:margin-left="2.75pt" fo:text-indent="-2.75pt">
        <style:tab-stops>
          <style:tab-stop style:position="495.85pt"/>
        </style:tab-stops>
      </style:paragraph-properties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justify" fo:margin-left="2.75pt" fo:text-indent="-2.75pt">
        <style:tab-stops>
          <style:tab-stop style:position="495.85pt"/>
        </style:tab-stops>
      </style:paragraph-properties>
    </style:style>
    <style:style style:name="P8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13" style:family="paragraph">
      <style:paragraph-properties fo:line-height="100.00%" fo:text-align="left"/>
    </style:style>
    <style:style style:name="P14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15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16" style:family="paragraph">
      <style:paragraph-properties fo:line-height="100.00%" fo:text-align="left"/>
    </style:style>
    <style:style style:name="P17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18" style:family="paragraph">
      <style:paragraph-properties fo:line-height="100.00%" fo:text-align="left"/>
    </style:style>
    <style:style style:name="P19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20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21" style:family="paragraph">
      <style:paragraph-properties fo:line-height="100.00%" fo:text-align="left"/>
    </style:style>
    <style:style style:name="P22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23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24" style:family="paragraph">
      <style:paragraph-properties fo:line-height="100.00%" fo:text-align="left"/>
    </style:style>
    <style:style style:name="P25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26" style:family="paragraph">
      <style:paragraph-properties fo:line-height="100.00%" fo:text-align="justify" fo:margin-left="2.75pt" fo:text-indent="-2.75pt">
        <style:tab-stops>
          <style:tab-stop style:position="495.85pt"/>
        </style:tab-stops>
      </style:paragraph-properties>
    </style:style>
    <style:style style:name="P27" style:family="paragraph">
      <style:paragraph-properties fo:line-height="100.00%" fo:text-align="left"/>
    </style:style>
    <style:style style:name="P28" style:family="paragraph">
      <style:paragraph-properties fo:line-height="100.00%" fo:text-align="justify" fo:margin-left="2.75pt" fo:text-indent="-2.75pt">
        <style:tab-stops>
          <style:tab-stop style:position="495.85pt"/>
        </style:tab-stops>
      </style:paragraph-properties>
    </style:style>
    <style:style style:name="P29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30" style:family="paragraph">
      <style:paragraph-properties fo:line-height="100.00%" fo:text-align="left"/>
    </style:style>
    <style:style style:name="P31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32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33" style:family="paragraph">
      <style:paragraph-properties fo:line-height="100.00%" fo:text-align="left"/>
    </style:style>
    <style:style style:name="P34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35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36" style:family="paragraph">
      <style:paragraph-properties fo:line-height="100.00%" fo:text-align="left"/>
    </style:style>
    <style:style style:name="P37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38" style:family="paragraph">
      <style:paragraph-properties fo:line-height="100.00%" fo:text-align="left"/>
    </style:style>
    <style:style style:name="P39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40" style:family="paragraph">
      <style:paragraph-properties fo:line-height="120.00%" fo:text-align="left" fo:margin-bottom="7.00pt"/>
    </style:style>
    <style:style style:name="TableColumn0100" style:family="table-column">
      <style:table-column-properties style:column-width="2.757639in"/>
    </style:style>
    <style:style style:name="TableColumn0101" style:family="table-column">
      <style:table-column-properties style:column-width="4.167361in"/>
    </style:style>
    <style:style style:name="Table01" style:family="table">
      <style:table-properties style:width="6.925000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101" style:family="table-cell">
      <style:table-cell-properties fo:border-top="0.000000in solid #000000" fo:border-left="0.000000in solid #000000" fo:border-right="0.000000in solid #000000" fo:border-bottom="0.000000in solid #000000" fo:padding-left="0.038194in" fo:padding-right="0.038194in" fo:vertical-align="top" fo:background-color="# 0 0 0"/>
    </style:style>
    <style:style style:name="TableRow0102" style:family="table-row">
      <style:table-row-properties/>
    </style:style>
    <style:style style:name="TableCell0102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2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3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4" style:family="table-row">
      <style:table-row-properties/>
    </style:style>
    <style:style style:name="TableCell0104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4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5" style:family="table-row">
      <style:table-row-properties style:min-row-height="0.166667in"/>
    </style:style>
    <style:style style:name="TableCell0105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5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6" style:family="table-row">
      <style:table-row-properties style:min-row-height="0.166667in"/>
    </style:style>
    <style:style style:name="TableCell0106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6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7" style:family="table-row">
      <style:table-row-properties style:min-row-height="0.593750in"/>
    </style:style>
    <style:style style:name="TableCell0107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7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8" style:family="table-row">
      <style:table-row-properties/>
    </style:style>
    <style:style style:name="TableCell0108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8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9" style:family="table-row">
      <style:table-row-properties style:min-row-height="0.166667in"/>
    </style:style>
    <style:style style:name="TableCell0109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901" style:family="table-cell">
      <style:table-cell-properties fo:border-top="0.000000in solid #000000" fo:border-left="0.000000in solid #000000" fo:border-right="0.000000in solid #000000" fo:border-bottom="0.000000in solid #000000" fo:padding-left="0.038194in" fo:padding-right="0.038194in" fo:vertical-align="top" fo:background-color="# 0 0 0"/>
    </style:style>
    <style:style style:name="TableRow0110" style:family="table-row">
      <style:table-row-properties/>
    </style:style>
    <style:style style:name="TableCell011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11" style:family="table-row">
      <style:table-row-properties style:min-row-height="0.364583in"/>
    </style:style>
    <style:style style:name="TableCell011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1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12" style:family="table-row">
      <style:table-row-properties/>
    </style:style>
    <style:style style:name="TableCell0112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2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13" style:family="table-row">
      <style:table-row-properties/>
    </style:style>
    <style:style style:name="TableCell0113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3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</office:automatic-styles>
  <office:body>
    <office:text>
      <text:p text:style-name="P1"><text:span text:style-name="T1">Ответы</text:span><text:span text:style-name="T2"><text:s/></text:span><text:span text:style-name="T3">нужно</text:span><text:span text:style-name="T4"><text:s/></text:span><text:span text:style-name="T5">давать</text:span><text:span text:style-name="T6"><text:s/></text:span><text:span text:style-name="T7">лаконичные</text:span><text:span text:style-name="T8">,<text:s/></text:span><text:span text:style-name="T9">достаточно</text:span><text:span text:style-name="T10"><text:s/></text:span><text:span text:style-name="T11">продемонстрировать</text:span><text:span text:style-name="T12"><text:s/></text:span><text:span text:style-name="T13">понимание</text:span><text:span text:style-name="T14"><text:s/></text:span><text:span text:style-name="T15">предмета</text:span><text:span text:style-name="T16">.</text:span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3"><text:span text:style-name="T18">Ф</text:span><text:span text:style-name="T19">.</text:span><text:span text:style-name="T20">И</text:span><text:span text:style-name="T21">.</text:span><text:span text:style-name="T22">О</text:span><text:span text:style-name="T23">.</text:span><text:span text:style-name="T24"/></text:p>
          </table:table-cell>
          <table:table-cell table:style-name="TableCell010001">
            <text:p text:style-name="P3"><text:span text:style-name="T25">Чернов Евгений Сергеевич</text:span><text:span text:style-name="T26"/></text:p>
          </table:table-cell>
        </table:table-row>
        <table:table-row table:style-name="TableRow0101">
          <table:table-cell table:style-name="TableCell010100" table:number-columns-spanned="2">
            <text:p text:style-name="P6"><text:span text:style-name="T27">Javascript</text:span><text:span text:style-name="T28"/></text:p>
          </table:table-cell>
          <table:covered-table-cell/>
        </table:table-row>
        <table:table-row table:style-name="TableRow0102">
          <table:table-cell table:style-name="TableCell010200">
            <text:p text:style-name="P9"><text:span text:style-name="T29">В</text:span><text:span text:style-name="T30"><text:s/></text:span><text:span text:style-name="T31">чем</text:span><text:span text:style-name="T32"><text:s/></text:span><text:span text:style-name="T33">разница</text:span><text:span text:style-name="T34"><text:s/></text:span><text:span text:style-name="T35">между</text:span><text:span text:style-name="T36"><text:s/></text:span><text:span text:style-name="T37">операторами</text:span><text:span text:style-name="T38"><text:s/>"=="</text:span><text:span text:style-name="T39">и</text:span><text:span text:style-name="T40"><text:s/>"==="?</text:span><text:span text:style-name="T41"/></text:p>
          </table:table-cell>
          <table:table-cell table:style-name="TableCell010201">
            <text:p text:style-name="P9"><text:span text:style-name="T42">== производит сравнение с приведением типов, === производит сравнение без приведения типов</text:span><text:span text:style-name="T43"/></text:p>
          </table:table-cell>
        </table:table-row>
        <table:table-row table:style-name="TableRow0103">
          <table:table-cell table:style-name="TableCell010300">
            <text:p text:style-name="P11"><text:span text:style-name="T44">Что</text:span><text:span text:style-name="T45"><text:s/></text:span><text:span text:style-name="T46">такое</text:span><text:span text:style-name="T47"><text:s/></text:span><text:span text:style-name="T48">область</text:span><text:span text:style-name="T49"><text:s/></text:span><text:span text:style-name="T50">видимости</text:span><text:span text:style-name="T51"><text:s/>(Scope)?</text:span><text:span text:style-name="T52"/></text:p>
          </table:table-cell>
          <table:table-cell table:style-name="TableCell010301">
            <text:p text:style-name="P11"><text:span text:style-name="T53">определяет доступность переменных или функций в данном участке кода, бывают: глобальная область видимости, функциональная, область видимости блока</text:span><text:span text:style-name="T54"/></text:p>
          </table:table-cell>
        </table:table-row>
        <table:table-row table:style-name="TableRow0104">
          <table:table-cell table:style-name="TableCell010400">
            <text:p text:style-name="P13"><text:span text:style-name="T55"><text:s/></text:span><text:span text:style-name="T56">В</text:span><text:span text:style-name="T57"><text:s/></text:span><text:span text:style-name="T58">каких</text:span><text:span text:style-name="T59"><text:s/></text:span><text:span text:style-name="T60">ситуациях</text:span><text:span text:style-name="T61"><text:s/></text:span><text:span text:style-name="T62">следует</text:span><text:span text:style-name="T63"><text:s/></text:span><text:span text:style-name="T64">использовать</text:span><text:span text:style-name="T65"><text:s/></text:span><text:span text:style-name="T66">ключевые</text:span><text:span text:style-name="T67"><text:s/></text:span><text:span text:style-name="T68">слова</text:span><text:span text:style-name="T69"><text:s/>let<text:s/></text:span><text:span text:style-name="T70">и</text:span><text:span text:style-name="T71"><text:s/>const?</text:span><text:span text:style-name="T72"/></text:p>
          </table:table-cell>
          <table:table-cell table:style-name="TableCell010401">
            <text:p text:style-name="P13"><text:span text:style-name="T73">если переменная не будет изменяться то ее объявляют через<text:s/></text:span><text:span text:style-name="T74">const</text:span><text:span text:style-name="T75">, также массивы и функции обьявляют через<text:s/></text:span><text:span text:style-name="T76">const</text:span><text:span text:style-name="T77">, если переменная будет изменяться то ее объявляет через</text:span><text:span text:style-name="T78"><text:s/>let</text:span></text:p>
          </table:table-cell>
        </table:table-row>
        <table:table-row table:style-name="TableRow0105">
          <table:table-cell table:style-name="TableCell010500">
            <text:p text:style-name="P16"><text:span text:style-name="T79">Что</text:span><text:span text:style-name="T80"><text:s/></text:span><text:span text:style-name="T81">такое</text:span><text:span text:style-name="T82"><text:s/></text:span><text:span text:style-name="T83">прототип</text:span><text:span text:style-name="T84"><text:s/></text:span><text:span text:style-name="T85">объекта</text:span><text:span text:style-name="T86">?</text:span><text:span text:style-name="T87"/></text:p>
          </table:table-cell>
          <table:table-cell table:style-name="TableCell010501">
            <text:p text:style-name="P16"><text:span text:style-name="T88">каждый обьект имеет прототип, который наследуется от родительского, в прототипе передаются методы и свойства</text:span><text:span text:style-name="T89"/></text:p>
          </table:table-cell>
        </table:table-row>
        <table:table-row table:style-name="TableRow0106">
          <table:table-cell table:style-name="TableCell010600">
            <text:p text:style-name="P18"><text:span text:style-name="T90">Какое</text:span><text:span text:style-name="T91"><text:s/></text:span><text:span text:style-name="T92">значение</text:span><text:span text:style-name="T93"><text:s/></text:span><text:span text:style-name="T94">имеет</text:span><text:span text:style-name="T95"><text:s/>this?</text:span><text:span text:style-name="T96"/></text:p>
          </table:table-cell>
          <table:table-cell table:style-name="TableCell010601">
            <text:p text:style-name="P18"><text:span text:style-name="T96">this<text:s/></text:span><text:span text:style-name="T97">содержит все значения лексического окружения</text:span><text:span text:style-name="T98"/></text:p>
          </table:table-cell>
        </table:table-row>
        <table:table-row table:style-name="TableRow0107">
          <table:table-cell table:style-name="TableCell010700">
            <text:p text:style-name="P21"><text:span text:style-name="T99">Какими</text:span><text:span text:style-name="T100"><text:s/></text:span><text:span text:style-name="T101">способами</text:span><text:span text:style-name="T102"><text:s/></text:span><text:span text:style-name="T103">можно</text:span><text:span text:style-name="T104"><text:s/></text:span><text:span text:style-name="T105">клонировать</text:span><text:span text:style-name="T106"><text:s/></text:span><text:span text:style-name="T107">объект</text:span><text:span text:style-name="T108">?</text:span><text:span text:style-name="T109"/></text:p>
          </table:table-cell>
          <table:table-cell table:style-name="TableCell010701">
            <text:p text:style-name="P21"><text:span text:style-name="T109">JSON.parse(JSON.stringify(food))</text:span></text:p>
            <text:p text:style-name="P21"><text:span text:style-name="T109">const obj = {}; obj2 = {...obj}</text:span></text:p>
            <text:p text:style-name="P21"><text:span text:style-name="T109">Object.assign({}, obj )</text:span></text:p>
          </table:table-cell>
        </table:table-row>
        <table:table-row table:style-name="TableRow0108">
          <table:table-cell table:style-name="TableCell010800">
            <text:p text:style-name="P24"><text:span text:style-name="T110">Что</text:span><text:span text:style-name="T111"><text:s/></text:span><text:span text:style-name="T112">такое</text:span><text:span text:style-name="T113"><text:s/>XMLHttpRequest<text:s/></text:span><text:span text:style-name="T114">и</text:span><text:span text:style-name="T115"><text:s/></text:span><text:span text:style-name="T116">зачем</text:span><text:span text:style-name="T117"><text:s/></text:span><text:span text:style-name="T118">он</text:span><text:span text:style-name="T119"><text:s/></text:span><text:span text:style-name="T120">нужен</text:span><text:span text:style-name="T121">?</text:span><text:span text:style-name="T122"/></text:p>
          </table:table-cell>
          <table:table-cell table:style-name="TableCell010801">
            <text:p text:style-name="P24"><text:span text:style-name="T123">Объект, который дает возможность делать<text:s/></text:span><text:span text:style-name="T124">http</text:span><text:span text:style-name="T125">-запросы к серверу, сам чаще испольтзую<text:s/></text:span><text:span text:style-name="T126">fetch</text:span><text:span text:style-name="T127"><text:s/>или</text:span><text:span text:style-name="T128"><text:s/>axios</text:span></text:p>
          </table:table-cell>
        </table:table-row>
        <table:table-row table:style-name="TableRow0109">
          <table:table-cell table:style-name="TableCell010900" table:number-columns-spanned="2">
            <text:p text:style-name="P27"><text:span text:style-name="T129">Разное</text:span><text:span text:style-name="T130"/></text:p>
          </table:table-cell>
          <table:covered-table-cell/>
        </table:table-row>
        <table:table-row table:style-name="TableRow0110">
          <table:table-cell table:style-name="TableCell011000">
            <text:p text:style-name="P30"><text:span text:style-name="T131">Что</text:span><text:span text:style-name="T132"><text:s/></text:span><text:span text:style-name="T133">такое</text:span><text:span text:style-name="T134"><text:s/>cookies?</text:span><text:span text:style-name="T135"/></text:p>
          </table:table-cell>
          <table:table-cell table:style-name="TableCell011001">
            <text:p text:style-name="P30"><text:span text:style-name="T136">данные, отправленные сервером, хранятся у пользователя, при новой загрузке приложения отправляются вместе с запросом на сервер, используются для аутентификации, статистике о пользователе, отслеживания состояния сеанса</text:span><text:span text:style-name="T137"/></text:p>
          </table:table-cell>
        </table:table-row>
        <table:table-row table:style-name="TableRow0111">
          <table:table-cell table:style-name="TableCell011100">
            <text:p text:style-name="P33"><text:span text:style-name="T138">В</text:span><text:span text:style-name="T139"><text:s/></text:span><text:span text:style-name="T140">чем</text:span><text:span text:style-name="T141"><text:s/></text:span><text:span text:style-name="T142">разница</text:span><text:span text:style-name="T143"><text:s/></text:span><text:span text:style-name="T144">между</text:span><text:span text:style-name="T145"><text:s/>padding<text:s/></text:span><text:span text:style-name="T146">и</text:span><text:span text:style-name="T147"><text:s/>margin?</text:span><text:span text:style-name="T148"/></text:p>
          </table:table-cell>
          <table:table-cell table:style-name="TableCell011101">
            <text:p text:style-name="P33"><text:span text:style-name="T148">margin<text:s/></text:span><text:span text:style-name="T149">это внешний отступ от элемента,<text:s/></text:span><text:span text:style-name="T150">padding<text:s/></text:span><text:span text:style-name="T151">- внутренний</text:span><text:span text:style-name="T152"/></text:p>
          </table:table-cell>
        </table:table-row>
        <table:table-row table:style-name="TableRow0112">
          <table:table-cell table:style-name="TableCell011200">
            <text:p text:style-name="P36"><text:span text:style-name="T153">Что</text:span><text:span text:style-name="T154"><text:s/></text:span><text:span text:style-name="T155">такое</text:span><text:span text:style-name="T156"><text:s/></text:span><text:span text:style-name="T157">сессии</text:span><text:span text:style-name="T158"><text:s/></text:span><text:span text:style-name="T159">и</text:span><text:span text:style-name="T160"><text:s/></text:span><text:span text:style-name="T161">зачем</text:span><text:span text:style-name="T162"><text:s/></text:span><text:span text:style-name="T163">они</text:span><text:span text:style-name="T164"><text:s/></text:span><text:span text:style-name="T165">используются</text:span><text:span text:style-name="T166">?</text:span><text:span text:style-name="T167"/></text:p>
          </table:table-cell>
          <table:table-cell table:style-name="TableCell011201">
            <text:p text:style-name="P36"><text:span text:style-name="T168">используются для идентификации браузера,</text:span></text:p>
            <text:p text:style-name="P36"><text:span text:style-name="T168">близко с сессиями не работал</text:span><text:span text:style-name="T169"/></text:p>
          </table:table-cell>
        </table:table-row>
        <table:table-row table:style-name="TableRow0113">
          <table:table-cell table:style-name="TableCell011300">
            <text:p text:style-name="P38"><text:span text:style-name="T170">Опишите</text:span><text:span text:style-name="T171"><text:s/></text:span><text:span text:style-name="T172">что</text:span><text:span text:style-name="T173"><text:s/></text:span><text:span text:style-name="T174">будет</text:span><text:span text:style-name="T175"><text:s/></text:span><text:span text:style-name="T176">происходить</text:span><text:span text:style-name="T177"><text:s/></text:span><text:span text:style-name="T178">«</text:span><text:span text:style-name="T179">под</text:span><text:span text:style-name="T180"><text:s/></text:span><text:span text:style-name="T181">капотом</text:span><text:span text:style-name="T182">»<text:s/></text:span><text:span text:style-name="T183">после</text:span><text:span text:style-name="T184"><text:s/></text:span><text:span text:style-name="T185">ввода</text:span><text:span text:style-name="T186"><text:s/></text:span><text:span text:style-name="T187">адреса</text:span><text:span text:style-name="T188"><text:s/></text:span><text:span text:style-name="T189">сайта</text:span><text:span text:style-name="T190"><text:s/></text:span><text:span text:style-name="T191">в</text:span><text:span text:style-name="T192"><text:s/></text:span><text:span text:style-name="T193">браузере</text:span><text:span text:style-name="T194"><text:s/></text:span><text:span text:style-name="T195">и</text:span><text:span text:style-name="T196"><text:s/></text:span><text:span text:style-name="T197">нажатия</text:span><text:span text:style-name="T198"><text:s/>Enter?</text:span><text:span text:style-name="T199"/></text:p>
          </table:table-cell>
          <table:table-cell table:style-name="TableCell011301">
            <text:p text:style-name="P38"><text:span text:style-name="T200">происходит поиск адресса в в сети, которому пренадлежит данное имя, после нахождения данного сервера, ему отправляется запрос на получение информации, если адрес сервера не найден, то браузер вывод оибку</text:span><text:span text:style-name="T201"/></text:p>
          </table:table-cell>
        </table:table-row>
      </table:table>
      <text:p text:style-name="P40"><text:span text:style-name="T20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